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76b45" officeooo:paragraph-rsid="00176b45"/>
    </style:style>
    <style:style style:name="P2" style:family="paragraph" style:parent-style-name="Standard" style:list-style-name="L1">
      <style:text-properties officeooo:rsid="0017b6ec" officeooo:paragraph-rsid="0017b6ec"/>
    </style:style>
    <style:style style:name="P3" style:family="paragraph" style:parent-style-name="Standard" style:list-style-name="L1">
      <style:text-properties officeooo:rsid="001998e1" officeooo:paragraph-rsid="001a9ef8"/>
    </style:style>
    <style:style style:name="P4" style:family="paragraph" style:parent-style-name="Standard" style:list-style-name="L1">
      <style:text-properties officeooo:rsid="001998e1" officeooo:paragraph-rsid="001e882c"/>
    </style:style>
    <style:style style:name="P5" style:family="paragraph" style:parent-style-name="Standard" style:list-style-name="L1">
      <style:text-properties officeooo:rsid="001a9ef8" officeooo:paragraph-rsid="001a9ef8"/>
    </style:style>
    <style:style style:name="T1" style:family="text">
      <style:text-properties officeooo:rsid="001a9ef8"/>
    </style:style>
    <style:style style:name="T2" style:family="text">
      <style:text-properties officeooo:rsid="001bc4ff"/>
    </style:style>
    <style:style style:name="T3" style:family="text">
      <style:text-properties officeooo:rsid="001d9cf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84097205322818862" text:style-name="L1">
        <text:list-item>
          <text:p text:style-name="P1">Most PCs are held back not by the speed of their main processor, but by the time it takes to move data in and out of memory. </text:p>
        </text:list-item>
        <text:list-item>
          <text:p text:style-name="P1">One of the most important techniques for getting around this<text:span text:style-name="T2">`</text:span>s bottleneck is the memory cache.</text:p>
        </text:list-item>
        <text:list-item>
          <text:p text:style-name="P1">The idea is to use a small number of very fast memory chips as a buffer or cache between main memory and the processor. </text:p>
        </text:list-item>
        <text:list-item>
          <text:p text:style-name="P1">Whenever the processor needs to read data it looks in this cache area first.</text:p>
        </text:list-item>
        <text:list-item>
          <text:p text:style-name="P2">Only if the data is not in the cache does it need to access main memory, but in the process it copies whatever i<text:span text:style-name="T3">t</text:span> finds into the cache so that it is there ready for the next time it is needed.</text:p>
        </text:list-item>
        <text:list-item>
          <text:p text:style-name="P3">There are two ways to reslove the problem of cache coherency — write-through and write back.</text:p>
        </text:list-item>
        <text:list-item>
          <text:p text:style-name="P3"><text:span text:style-name="T1">Disk caching works in essentially the same way.</text:span></text:p>
        </text:list-item>
        <text:list-item>
          <text:p text:style-name="P4"><text:span text:style-name="T1">The CPU requests specific data from the cache.</text:span></text:p>
        </text:list-item>
        <text:list-item>
          <text:p text:style-name="P4"><text:span text:style-name="T1">In some cases, the information will already be there and the request can be met without accessing the hard disk.</text:span> </text:p>
        </text:list-item>
        <text:list-item>
          <text:p text:style-name="P5">If the requested information isn't in the cache, the data is read from the disk alo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4:46:54.500401528</meta:creation-date>
    <dc:date>2019-10-07T00:06:55.109162075</dc:date>
    <meta:editing-duration>PT5H3M3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98" meta:character-count="1012" meta:non-whitespace-character-count="830"/>
  </office:meta>
</office:document-meta>
</file>